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 svg:font-family="'Arial Unicode MS'" style:font-family-generic="swiss"/>
    <style:font-face style:name="Calibri" svg:font-family="Calibri" style:font-family-generic="swiss"/>
    <style:font-face style:name="Microsoft YaHei" svg:font-family="'Microsoft YaHei'"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P1" style:family="paragraph" style:parent-style-name="Standard">
      <style:paragraph-properties fo:margin-top="0cm" fo:margin-bottom="0.353cm" fo:line-height="115%"/>
      <style:text-properties fo:font-size="11pt" fo:language="zxx" fo:country="none" style:font-size-asian="11pt" style:font-size-complex="11pt"/>
    </style:style>
    <style:style style:name="P2" style:family="paragraph" style:parent-style-name="Standard">
      <style:paragraph-properties fo:margin-top="0cm" fo:margin-bottom="0.353cm" fo:line-height="115%" fo:text-align="end" style:justify-single-word="false"/>
      <style:text-properties fo:font-size="11pt" fo:language="zxx" fo:country="none" style:font-size-asian="11pt" style:font-size-complex="11pt"/>
    </style:style>
    <style:style style:name="P3" style:family="paragraph" style:parent-style-name="Standard">
      <style:paragraph-properties fo:margin-top="0cm" fo:margin-bottom="0.353cm" fo:line-height="115%" fo:text-align="start" style:justify-single-word="false"/>
      <style:text-properties fo:font-size="11pt" fo:language="zxx" fo:country="none" style:font-size-asian="11pt" style:font-size-complex="11pt"/>
    </style:style>
    <style:style style:name="P4" style:family="paragraph" style:parent-style-name="Standard">
      <style:paragraph-properties fo:margin-top="0cm" fo:margin-bottom="0.353cm" fo:line-height="115%" fo:text-align="start" style:justify-single-word="false"/>
      <style:text-properties fo:font-size="11pt" fo:language="zxx" fo:country="none" fo:font-weight="normal" style:font-size-asian="11pt" style:font-weight-asian="normal" style:font-size-complex="11pt" style:font-weight-complex="normal"/>
    </style:style>
    <style:style style:name="P5" style:family="paragraph" style:parent-style-name="Standard">
      <style:paragraph-properties fo:margin-top="0cm" fo:margin-bottom="0.353cm" fo:line-height="115%" fo:text-align="start" style:justify-single-word="false"/>
      <style:text-properties fo:font-size="11pt" fo:language="zxx" fo:country="none" fo:font-weight="bold" style:font-size-asian="11pt" style:font-weight-asian="bold" style:font-size-complex="11pt" style:font-weight-complex="bold"/>
    </style:style>
    <style:style style:name="P6" style:family="paragraph" style:parent-style-name="Standard">
      <style:paragraph-properties fo:margin-top="0cm" fo:margin-bottom="0.353cm" fo:line-height="115%"/>
    </style:style>
    <style:style style:name="P7" style:family="paragraph" style:parent-style-name="Standard" style:master-page-name="Standard">
      <style:paragraph-properties fo:margin-top="0cm" fo:margin-bottom="0.353cm" fo:line-height="115%" style:page-number="auto"/>
      <style:text-properties fo:font-size="11pt" fo:language="zxx" fo:country="none" style:font-size-asian="11pt" style:font-size-complex="11pt"/>
    </style:style>
    <style:style style:name="P8" style:family="paragraph" style:parent-style-name="Standard" style:list-style-name="L1">
      <style:paragraph-properties fo:margin-top="0cm" fo:margin-bottom="0.353cm" fo:line-height="115%" fo:text-align="start" style:justify-single-word="false"/>
      <style:text-properties fo:font-size="11pt" fo:language="zxx" fo:country="none" fo:font-weight="normal" style:font-size-asian="11pt" style:font-weight-asian="normal" style:font-size-complex="11pt" style:font-weight-complex="normal"/>
    </style:style>
    <style:style style:name="P9" style:family="paragraph" style:parent-style-name="Standard">
      <style:paragraph-properties fo:margin-top="0cm" fo:margin-bottom="0.353cm" fo:line-height="115%" fo:text-align="start" style:justify-single-word="false"/>
      <style:text-properties fo:font-size="11pt" fo:language="zxx" fo:country="none" style:font-size-asian="11pt" style:font-size-complex="11pt"/>
    </style:style>
    <style:style style:name="P10" style:family="paragraph" style:parent-style-name="Standard">
      <style:paragraph-properties fo:margin-top="0cm" fo:margin-bottom="0.353cm" fo:line-height="115%" fo:text-align="end" style:justify-single-word="false"/>
      <style:text-properties fo:font-size="11pt" fo:language="zxx" fo:country="none" style:font-size-asian="11pt" style:font-size-complex="11pt"/>
    </style:style>
    <style:style style:name="T1" style:family="text">
      <style:text-properties style:text-position="40% 100%"/>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mda calculus</text:p>
      <text:p text:style-name="P1">Symbol = identifier = e ::= x<text:tab/></text:p>
      <text:p text:style-name="P1">Fun = function definition = abstraction = lamda x * e |mit x = parameter, e = function body</text:p>
      <text:p text:style-name="P1">App = function call = application = e e</text:p>
      <text:p text:style-name="P1">example of lamda/anonymous: lamda x * (x times x) equals normal function doSquare(int x){return x times x}</text:p>
      <text:p text:style-name="P6"/>
      <text:p text:style-name="P2">4.12.2018</text:p>
      <text:p text:style-name="P1">finish with stateful languages:</text:p>
      <text:p text:style-name="P1">state is not essential : these 2 code snippets do the same thing.</text:p>
      <text:p text:style-name="P1">Box (=simple Datastructure) holds only one value, vairables hold value later on. Sewuencing = sequence of operations -&gt; sequencing: changes made in 1<text:span text:style-name="T1">st</text:span> expression should hold on in secound expression (sequential secound). This we do by using stor (environment which maps with the location ...)</text:p>
      <text:p text:style-name="P1">Implementing simple thinsg becomes difficult: Change some variable in if condition -&gt; see changes? Also suddenlty order in evaluation matters.</text:p>
      <text:p text:style-name="P1">Variables and functions: at end do we ee changes made by f or not? It depends on interpreter semantic coz create new location in environmet with parameter pointing to new location. Create a completely new location in store where we don't modify the previous evaluation of v. This is called call-by-value. Call-by-Reference: instead of passing value and preparing new location for function, we pass reference to same location -&gt; any change the function does is visible to outsinde of the environment. (Adds pointer to same reference.)</text:p>
      <text:p text:style-name="P1">CBR: int a = 10; f(a); a ist eine kopie der realen value, ein verweis zum speicherort des “richtigen” a. there is no way from insinde f to change the value of the very same address. When you pass a parammeter, CBR unterschied CBV unterscheidet sich, ob der Wert des Parameters (vom caller) geändert werden kann. Java hat nur CBV.</text:p>
      <text:p text:style-name="P1">Environment vs store:</text:p>
      <text:p text:style-name="P1">store is global record of all changes during the execution (lifetime of values)</text:p>
      <text:p text:style-name="P1">environment caputres the lexical scope</text:p>
      <text:p text:style-name="P6"/>
      <text:p text:style-name="P6"><text:soft-page-break/></text:p>
      <text:p text:style-name="P1">V7 creating mutable boxes</text:p>
      <text:p text:style-name="P1">when we interpret a value expression we can get a value and a update in the store. Every time we create a new box we neet a new free location in the menory. No operation to free the memory. At some point we will run out of memory. Heap overflow coz new box is created on heap and not on stack. Solution:</text:p>
      <text:p text:style-name="P1">maual memory management: there is an operation that declares a chunk of memory as free so you can reuse it. </text:p>
      <text:p text:style-name="P1">Automatic memory management: if nobody can reference a chunk of memory in the program, it will not be used anyway and can be free: folllwing two</text:p>
      <text:p text:style-name="P1">reference counting: keep track of references of values. If no references point to a value, the value can be deleted. Issue quiz: circular dependencies both have pointer to each other. Solution: model it as a graph to notice circles. Also fragmentation</text:p>
      <text:p text:style-name="P1">garbage collection: scan heap and remove unreferenced. Example links stack, rechts heap. Remove everything from the heap that the stack cannot reach. Quiz limitations: loading heap in chaches can become huge. Also worse fragmentation</text:p>
      <text:p text:style-name="P1">(real-time == predictability)</text:p>
      <text:p text:style-name="P1">box points to another region of the memory</text:p>
      <text:p text:style-name="P1"/>
      <text:p text:style-name="P2">18.12.2018</text:p>
      <text:p text:style-name="P3">(V9?) <text:span text:style-name="T2">Object-oriented Languages</text:span></text:p>
      <text:p text:style-name="P4">finsih at conniuations:</text:p>
      <text:list xml:id="list6580402026198625061" text:style-name="L1">
        <text:list-item>
          <text:p text:style-name="P8">factorial: more iterative so one does not have anything to do on the way back (reuturns) -&gt; important -&gt; called tail-call, (nothing to be done after recall)</text:p>
        </text:list-item>
        <text:list-item>
          <text:p text:style-name="P8">continuation passing style: rest of computation kaptured in continuation. Which can be passed to a funciton. So recursive call to factorial we pass a continuation where we do the rest of the computation. Always possible to transform code into conniuations passing style. (examples Scala has shift &amp; reset)</text:p>
        </text:list-item>
        <text:list-item>
          <text:p text:style-name="P8">how to implement a language that supports continuation: interpreter in continuation passing style (CPS). We can only call the interpreter passing continuation and that contains the code that performs the sum (left hand side and right hand side). If-else either call if or call else and then call everything that is after that continuation. <text:soft-page-break/>Application: interpret argument, argument expression. CPS call interpreter with continuation. Interpret function expression to get closour. Call to interpreter will call contination. </text:p>
        </text:list-item>
      </text:list>
      <text:p text:style-name="P4">BidCC: capture contination and bind it to id and make it available inside that expression. Shift keyword bind contination to k and makes it available in that body. We want to implement that. So you can call the contination. Intruduce new value to interpreter: new value = contination, the rest of the compuion of the interpreter. What does interpreter do if it hits bindCC: we need to capture bind it to id. Which environment we make it available to? When we find bindCC: interpret the body and bind it to an environment with an extra binding which is the continuation of k. We reuse application case (APP) and treat them as functions which they are. Could be Clousure -&gt; interpret body with current k, could be contination -&gt; diskart k and start the compution (call c) (exmple discart all return statements from the rekusrion) </text:p>
      <text:p text:style-name="P4">start executing the contination that was bound earlyer possible now. </text:p>
      <text:p text:style-name="P4">Whats initial k we pass to interpreter? Interpreter receicves k (see Add), so how to initialize it:</text:p>
      <text:p text:style-name="P4">k = rest of execution, initially pass identity function or a function that prints current result</text:p>
      <text:p text:style-name="P4">CPS: stack becomes explicit. Taulcall you calll interpreter with same continuation that you receive. Because k is the same of the call. Reason: the rest of this call is also the rest of the other call. Opposit case : dont pass same sontinuation: build new continuation. This shows case where call to interpreter is not tailcall, because k does domething.</text:p>
      <text:p text:style-name="P4">Summary: programs in TC are interesting coz they dont consme stack, any program in CPS translatable, to implement: take interpreter turn it into CPS, now stack is explicit k is available</text:p>
      <text:p text:style-name="P4">scala: capture with shift (and bind with k?) and give it to reset</text:p>
      <text:p text:style-name="P4"/>
      <text:p text:style-name="P5">Objects</text:p>
      <text:p text:style-name="P4">how to implement objects? What are objects? Encapsulate data and methods! 1. class based / prototypebased. Create instance of class or clone existing object. Prototypebased: you just reuse existing objects. When call mehtod on object and object has not that object, it can delegate to father (example JS it creates methods on the fly if they don't already exist). Create new objects that delegates to father insted of normal. </text:p>
      <text:p text:style-name="P4">Example Class: class that represents sotre in interpreter without garbage collection.</text:p>
      <text:p text:style-name="P4">What constructs do we need? - class &amp; object <text:s text:c="2"/></text:p>
      <text:p text:style-name="P3">(funcitonal objects don'T NEED store/state.)</text:p>
      <text:p text:style-name="P3">compared to java one cannot share something static within other classes. In this case it belongs <text:soft-page-break/>to the object and not to the class.</text:p>
      <text:p text:style-name="P3">State? QUIZ: -&gt;We get a compitley new oject, a different one, so object is immutable coz the very one does not change. Immutable: Less efficient but enables concurrency.</text:p>
      <text:p text:style-name="P3">Sketch grammar: <text:s/>kopmliziert, vorwissen benötigt!!! &lt;method&gt; : &lt;00&gt; is body of expression</text:p>
      <text:p text:style-name="P3">first cass classes (FCC), vs first-class functions (FCF) (they are the opposite of each other). Are classes th you can build in the execution or you have to defince them before. Java is firstOrderClasses you can't create a class during the execution... python, ruby are firstClassClasses, <text:s/>don't know typ in advance</text:p>
      <text:p text:style-name="P3">Smalltalk: classbased. main attempt to construct a language with objects in the middle: everything is a object. Don't call a method but send a message to an object to build new object. ManagedLanguage so there was a virtualMachiene. Liveprogramming out of the box</text:p>
      <text:p text:style-name="P3">inheritance: why? -&gt; extensibikity! Override: change functionality of methode from superclass for and within a subclass -&gt; makes inheritance more flexible, change behaviour of subclass compared to suoerclass</text:p>
      <text:p text:style-name="P3">add inheritance: define class, we need to add another id that tells that this class is an instance of another class.</text:p>
      <text:p text:style-name="P3"><text:a xlink:type="simple" xlink:href="https://repository.st.informatik.tu-darmstadt.de/teaching/copl/2018/Slides/" text:style-name="Internet_20_link" text:visited-style-name="Visited_20_Internet_20_Link">https://repository.st.informatik.tu-darmstadt.de/teaching/copl/2018/Slides/</text:a> </text:p>
      <text:p text:style-name="P3"/>
      <text:p text:style-name="P3"/>
      <text:p text:style-name="P3"/>
      <text:p text:style-name="P2">15.1.2019</text:p>
      <text:p text:style-name="P3">Introduction to haskell</text:p>
      <text:p text:style-name="P3">give expression to function the expression is calculated first and only the value is passed to the function --&gt; eager evaluation</text:p>
      <text:p text:style-name="P3">staticaly typed languages have type checker before compilation</text:p>
      <text:p text:style-name="P3">function that takes 2 ints actually produces a function with the first int and pass the secound int as argument to the resulted function: multiply :: int -&gt; int -&gt; int bedeutet: multiply 3 4 means (multiply 3) which produces a function that takes one int and outputs one int, and then takes 4 as argument to function (multiply 3). Alternativ kann man auhc gleich einen schritt überspringen wenn man sagt: map x (multiply 2) weil die function schon erstellt ist? Patically appy the function </text:p>
      <text:p text:style-name="P3"><text:soft-page-break/>[[Char]] = liste von listen (von chars)</text:p>
      <text:p text:style-name="P3">map supposes to receive 2 parameters. If it gets only one, it produces another function of map which only expects one more parameter</text:p>
      <text:p text:style-name="P3">2 listen constructors: [] und (x:xs) qSort = quicksort</text:p>
      <text:p text:style-name="P3">comp1 taking fuction that reads a value and gives a value. Then another function that given a value makes a funciton that expects another value, comp1 is function that waits for function that takes one argument and another funcition with 2 arguments (curring) and gives back a function with 2 parameters. Same buchstabe bedeutet selber type</text:p>
      <text:p text:style-name="P3"><text:span text:style-name="T3">polymorphic type interference</text:span>: wenn particially applied listCopy, we do not have the input as type, only the output... </text:p>
      <text:p text:style-name="P3">(Num a) =&gt; [a] bedeutet liste von a where a = number</text:p>
      <text:p text:style-name="P3">map even [1,2,3] : instantiating a = int and b = bool (=output of even)</text:p>
      <text:p text:style-name="P3">ADTs</text:p>
      <text:p text:style-name="P3"/>
      <text:p text:style-name="P3"/>
      <text:p text:style-name="P3">EXAM:</text:p>
      <text:p text:style-name="P3">code snipped, what is the output? Interpreted with different interpreters. Example interpreter with and without garbage collection -&gt; same output but maybe overflow.</text:p>
      <text:p text:style-name="P3">There is interpreter that for arethmetic expresssions can you scetch the code. Closures interesting parts, what was crusial about that interpreter? </text:p>
      <text:p text:style-name="P3">Find bug and correct interpreter </text:p>
      <text:p text:style-name="P3">explaining what feature enabled us to solve problems -&gt; automatic memory management, clousures,... what should you do in the interpreter?</text:p>
      <text:p text:style-name="P3">Look at haskell code, what does it do? (basic stuff)</text:p>
      <text:p text:style-name="P3">you want to add new construc, how extend interpreter? Example. Given interpreter with clousurs, how to change interpreter to get ... ask things that have not been covered -&gt; something new and simple</text:p>
      <text:p text:style-name="P3">fill the missing parts, not write whole classes...</text:p>
      <text:p text:style-name="P3">compare techniques – advantages </text:p>
      <text:p text:style-name="P3"><text:soft-page-break/>give interpreter and explain semantics – what is behaviour of that language on top of interpreter</text:p>
      <text:p text:style-name="P3">show scala code that behaves differently</text:p>
      <text:p text:style-name="P3"/>
      <text:p text:style-name="P3"/>
      <text:p text:style-name="P3"/>
      <text:p text:style-name="P3">look at exerc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 svg:font-family="'Arial Unicode MS'" style:font-family-generic="swiss"/>
    <style:font-face style:name="Calibri" svg:font-family="Calibri" style:font-family-generic="swiss"/>
    <style:font-face style:name="Microsoft YaHei" svg:font-family="'Microsoft YaHei'" style:font-pitch="variable"/>
    <style:font-face style:name="Arial"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de" fo:country="DE"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de" fo:country="DE" style:font-name-asian="Calibri" style:font-size-asian="12pt" style:language-asian="de" style:country-asian="DE" style:font-name-complex="Calibri"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use-window-font-color="true" style:font-name="Arial" fo:font-size="14pt" fo:language="de" fo:country="DE" style:font-name-asian="Arial Unicode MS1"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Calibri" fo:font-size="12pt" fo:language="de" fo:country="DE" style:font-name-asian="Calibri" style:font-size-asian="12pt" style:language-asian="zh" style:country-asian="CN" style:font-name-complex="Calibri" fo:hyphenate="false" fo:hyphenation-remain-char-count="2" fo:hyphenation-push-char-count="2"/>
    </style:style>
    <style:style style:name="List" style:family="paragraph" style:parent-style-name="Text_20_body" style:class="list">
      <style:text-properties style:font-name-asian="Arial Unicode MS"/>
    </style:style>
    <style:style style:name="Caption" style:family="paragraph" style:parent-style-name="Standard" style:class="extra">
      <style:paragraph-properties fo:margin-top="0.212cm" fo:margin-bottom="0.212cm" fo:hyphenation-ladder-count="no-limit"/>
      <style:text-properties style:use-window-font-color="true" style:font-name="Calibri" fo:font-size="12pt" fo:language="de" fo:country="DE" fo:font-style="italic" style:font-name-asian="Arial Unicode MS" style:language-asian="zh" style:country-asian="CN" style:font-style-asian="italic" style:font-name-complex="Calibri"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alibri" fo:font-size="12pt" fo:language="de" fo:country="DE" style:font-name-asian="Arial Unicode MS" style:font-size-asian="12pt" style:language-asian="zh" style:country-asian="CN" style:font-name-complex="Calibri"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1-15T13:09:45.49</dc:date>
    <dc:creator>Kristian Zeitzschel</dc:creator>
    <meta:generator>OpenOffice/4.1.4$Win32 OpenOffice.org_project/414m4$Build-9787</meta:generator>
    <meta:editing-duration>PT3H8M14S</meta:editing-duration>
    <meta:editing-cycles>75</meta:editing-cycles>
    <meta:document-statistic meta:table-count="0" meta:image-count="0" meta:object-count="0" meta:page-count="6" meta:paragraph-count="74" meta:word-count="1667" meta:character-count="10176"/>
  </office:meta>
</office:document-meta>
</file>